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#cccccc" fo:border="0.74pt solid #000000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/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시작</text:p>
          </table:table-cell>
          <table:table-cell table:style-name="ce12" office:value-type="string" calcext:value-type="string">
            <text:p>끝</text:p>
          </table:table-cell>
          <table:table-cell table:style-name="ce12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31" office:value-type="string" calcext:value-type="string">
            <text:p>dummy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30" office:value-type="string" calcext:value-type="string">
            <text:p>dummy</text:p>
          </table:table-cell>
          <table:table-cell table:number-columns-repeated="16372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string" calcext:value-type="string">
            <text:p>?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2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4" office:value-type="string" calcext:value-type="string">
            <text:p>만화로 보는 그리스 로마 신화 15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6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7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2-02" calcext:value-type="date">
            <text:p>24.02.02</text:p>
          </table:table-cell>
          <table:table-cell table:style-name="ce11" office:value-type="date" office:date-value="2024-02-05" calcext:value-type="date">
            <text:p>24.02.05</text:p>
          </table:table-cell>
          <table:table-cell table:style-name="ce24" office:value-type="string" calcext:value-type="string">
            <text:p>셜록홈즈 2 : 네개의 서명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8">
            <calcext:condition calcext:apply-style-name="Error" calcext:value="duplicate" calcext:base-cell-address="list.D3"/>
          </calcext:conditional-format>
          <calcext:conditional-format calcext:target-range-address="list.E3:list.E38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4:38:14.7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7T14:43:32.860000000</dc:date>
    <meta:editing-duration>P1DT2H29M55S</meta:editing-duration>
    <meta:editing-cycles>501</meta:editing-cycles>
    <meta:document-statistic meta:table-count="1" meta:cell-count="27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